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fdd" officeooo:paragraph-rsid="000f1fdd"/>
    </style:style>
    <style:style style:name="P2" style:family="paragraph" style:parent-style-name="Standard">
      <style:text-properties officeooo:rsid="000ff8f5" officeooo:paragraph-rsid="000ff8f5"/>
    </style:style>
    <style:style style:name="P3" style:family="paragraph" style:parent-style-name="Standard">
      <style:text-properties officeooo:rsid="001e5e38" officeooo:paragraph-rsid="001e5e38"/>
    </style:style>
    <style:style style:name="P4" style:family="paragraph" style:parent-style-name="Standard">
      <style:text-properties officeooo:rsid="001e5e38" officeooo:paragraph-rsid="001f0f1b"/>
    </style:style>
    <style:style style:name="P5" style:family="paragraph" style:parent-style-name="Standard">
      <style:text-properties officeooo:rsid="002f8a3f" officeooo:paragraph-rsid="002f8a3f"/>
    </style:style>
    <style:style style:name="P6" style:family="paragraph" style:parent-style-name="Standard">
      <style:text-properties officeooo:rsid="003693e1" officeooo:paragraph-rsid="003693e1"/>
    </style:style>
    <style:style style:name="P7" style:family="paragraph" style:parent-style-name="Standard">
      <style:text-properties officeooo:rsid="00434e76" officeooo:paragraph-rsid="00434e76"/>
    </style:style>
    <style:style style:name="T1" style:family="text">
      <style:text-properties officeooo:rsid="001f0f1b"/>
    </style:style>
    <style:style style:name="T2" style:family="text">
      <style:text-properties officeooo:rsid="002afdae"/>
    </style:style>
    <style:style style:name="T3" style:family="text">
      <style:text-properties officeooo:rsid="002c47aa"/>
    </style:style>
    <style:style style:name="T4" style:family="text">
      <style:text-properties officeooo:rsid="0036c7a6"/>
    </style:style>
    <style:style style:name="T5" style:family="text">
      <style:text-properties officeooo:rsid="00580e18"/>
    </style:style>
    <style:style style:name="T6" style:family="text">
      <style:text-properties officeooo:rsid="00587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 Design:</text:p>
      <text:p text:style-name="P1"/>
      <text:p text:style-name="P2">1. <text:s/>Take <text:s/>Birthday,input from the user in format dd-mm-yyyy.</text:p>
      <text:p text:style-name="P2">2. Date and Month of the Birthday is significant for the notification. Save the input in date format.</text:p>
      <text:p text:style-name="P2">3. Using Datetime Module</text:p>
      <text:p text:style-name="P2"><text:s text:c="8"/>3.1 Fetch current date and day.</text:p>
      <text:p text:style-name="P2"><text:s text:c="8"/>3.2 Fetch day and month from the input birthday.</text:p>
      <text:p text:style-name="P3">4. Notification Message:</text:p>
      <text:p text:style-name="P3"><text:s text:c="8"/>4.1 If the current month is same as birthday month : Calculate the days.</text:p>
      <text:p text:style-name="P3"><text:s text:c="21"/>4.1.1 <text:s text:c="2"/>If the difference between Birthday and Current date is Positive : Print ‘Number <text:s text:c="4"/><text:tab/><text:tab/> <text:s text:c="7"/>of <text:s/>days’ from now.</text:p>
      <text:p text:style-name="P3"><text:s text:c="21"/>4.1.2 <text:s text:c="2"/>If the difference between Birthday and Current date is Negative : Print ‘Number <text:s text:c="4"/><text:tab/><text:tab/> <text:s text:c="7"/>of <text:s/>days’ Ago.</text:p>
      <text:p text:style-name="P3"/>
      <text:p text:style-name="P3"><text:s text:c="8"/>4.2 If the current month and <text:s/>birthday month are different : Calculate the month</text:p>
      <text:p text:style-name="P4"><text:s text:c="21"/>4.<text:span text:style-name="T1">2</text:span>.1 <text:s text:c="2"/>If the difference between Birthday <text:span text:style-name="T2">month </text:span>and Current <text:span text:style-name="T2">Month </text:span>is Positive : Print <text:tab/><text:tab/> <text:s text:c="7"/>‘Number of <text:s/><text:span text:style-name="T3">month</text:span>s’ from now.</text:p>
      <text:p text:style-name="P4"><text:s/><text:tab/> <text:s text:c="8"/>4.<text:span text:style-name="T1">2.</text:span>2 <text:s text:c="2"/>If the difference between Birthday <text:span text:style-name="T2">month </text:span>and Current <text:span text:style-name="T2">month</text:span> is Negative : Print <text:s/><text:tab/><text:tab/> <text:s text:c="7"/>‘Number of <text:span text:style-name="T3">month</text:span>s’ Ago.</text:p>
      <text:p text:style-name="P4"/>
      <text:p text:style-name="P5">5. <text:s/>Print Current date, day and notification according to The current date Along the day and month of the birthday(Input, which is fixed).</text:p>
      <text:p text:style-name="P5"/>
      <text:p text:style-name="P5"/>
      <text:p text:style-name="P6">Test cases:</text:p>
      <text:p text:style-name="P6"><text:s/></text:p>
      <text:p text:style-name="P6">1. Othet than current date give the test case dates.</text:p>
      <text:p text:style-name="P6">2. This Month <text:s/>: <text:s/>All dates of the birthday month.(Boundary values and nearby dates are important).</text:p>
      <text:p text:style-name="P7">3. Birthday : Test case on the same day as birthday. </text:p>
      <text:p text:style-name="P6">3. Easy Test cases : Some dates from different months (January to December)</text:p>
      <text:p text:style-name="P6">4. Previous Month : Test cases for next month of the given birthday month.</text:p>
      <text:p text:style-name="P6"/>
      <text:p text:style-name="P6"/>
      <text:p text:style-name="P6">Functions:</text:p>
      <text:p text:style-name="P6"/>
      <text:p text:style-name="P6">1. Current_Date(): To fetch and return the current date and day using Datetime Module.</text:p>
      <text:p text:style-name="P6">2. Birthday(): <text:s/>To fetch and return on w<text:span text:style-name="T5">h</text:span>ich day and month the birtday is with re<text:span text:style-name="T6">s</text:span>pect to current year, using datetime module.</text:p>
      <text:p text:style-name="P6">3. Notification(): <text:span text:style-name="T4">takes current date and birthday date as parameters , based on the operation returns the mess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8:43:21.404535736</meta:creation-date>
    <dc:date>2020-04-03T19:24:00.903228332</dc:date>
    <meta:editing-duration>PT16M3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95" meta:character-count="1881" meta:non-whitespace-character-count="1435"/>
  </office:meta>
</office:document-meta>
</file>